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aea79f" draw:textarea-horizontal-align="justify" draw:textarea-vertical-align="middle" draw:auto-grow-height="fals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6cm" fo:min-width="0cm"/>
    </style:style>
    <style:style style:name="P1" style:family="paragraph">
      <style:paragraph-properties fo:text-align="center"/>
    </style:style>
    <style:style style:name="P2" style:family="paragraph">
      <style:text-properties fo:font-family="'Courier New'" style:font-family-generic="modern" style:font-pitch="fixed" fo:font-size="14pt" style:font-size-asian="14pt" style:font-size-complex="14pt"/>
    </style:style>
    <style:style style:name="P3" style:family="paragraph">
      <style:text-properties fo:font-size="15pt" fo:font-weight="bold" style:font-size-asian="15pt" style:font-weight-asian="bold" style:font-size-complex="15pt" style:font-weight-complex="bold"/>
    </style:style>
    <style:style style:name="P4" style:family="paragraph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style:style style:name="T1" style:family="text">
      <style:text-properties fo:font-family="'Courier New'" style:font-family-generic="modern" style:font-pitch="fixed" fo:font-size="14pt" style:font-size-asian="14pt" style:font-size-complex="14pt"/>
    </style:style>
    <style:style style:name="T2" style:family="text">
      <style:text-properties fo:font-family="'Courier New'" style:font-family-generic="modern" style:font-pitch="fixed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8.763cm" svg:x="8.86cm" svg:y="1.57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custom-shape draw:style-name="gr2" draw:text-style-name="P1" draw:layer="layout" svg:width="7.62cm" svg:height="8.763cm" svg:x="2.51cm" svg:y="5.507cm">
          <text:p/>
          <draw:enhanced-geometry svg:viewBox="0 0 21600 21600" draw:glue-points="10800 0 5400 10800 0 21600 10800 21600 21600 21600 16200 10800" draw:text-areas="1900 12700 12700 19700" draw:type="right-triangle" draw:enhanced-path="M 0 0 L 21600 21600 0 21600 0 0 Z N"/>
        </draw:custom-shape>
        <draw:line draw:style-name="gr3" draw:text-style-name="P1" draw:layer="layout" svg:x1="2.51cm" svg:y1="5.58cm" svg:x2="8.86cm" svg:y2="1.516cm">
          <text:p/>
        </draw:line>
        <draw:line draw:style-name="gr3" draw:text-style-name="P1" draw:layer="layout" svg:x1="2.51cm" svg:y1="14.27cm" svg:x2="8.86cm" svg:y2="10.316cm">
          <text:p/>
        </draw:line>
        <draw:line draw:style-name="gr3" draw:text-style-name="P1" draw:layer="layout" svg:x1="10.13cm" svg:y1="14.27cm" svg:x2="16.46cm" svg:y2="10.316cm">
          <text:p/>
        </draw:line>
        <draw:custom-shape draw:style-name="gr4" draw:text-style-name="P1" draw:layer="layout" svg:width="0.381cm" svg:height="0.381cm" svg:x="3.272cm" svg:y="7.6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3.673cm" svg:y="9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3.273cm" svg:y="12.2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5.073cm" svg:y="11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7.073cm" svg:y="12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9.472cm" svg:y="3.2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9.873cm" svg:y="5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9.473cm" svg:y="7.8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1.273cm" svg:y="6.6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381cm" svg:height="0.381cm" svg:x="13.273cm" svg:y="8.4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1.095cm" svg:height="0.81cm" svg:x="3.399cm" svg:y="7.872cm">
          <draw:text-box>
            <text:p><text:span text:style-name="T1">p1</text:span></text:p>
          </draw:text-box>
        </draw:frame>
        <draw:frame draw:style-name="gr5" draw:text-style-name="P2" draw:layer="layout" svg:width="1.391cm" svg:height="0.81cm" svg:x="3.8cm" svg:y="9.672cm">
          <draw:text-box>
            <text:p><text:span text:style-name="T1">q1'</text:span></text:p>
          </draw:text-box>
        </draw:frame>
        <draw:frame draw:style-name="gr5" draw:text-style-name="P2" draw:layer="layout" svg:width="1.095cm" svg:height="0.81cm" svg:x="9.599cm" svg:y="3.472cm">
          <draw:text-box>
            <text:p><text:span text:style-name="T1">p2</text:span></text:p>
          </draw:text-box>
        </draw:frame>
        <draw:frame draw:style-name="gr5" draw:text-style-name="P2" draw:layer="layout" svg:width="1.391cm" svg:height="0.81cm" svg:x="10cm" svg:y="5.272cm">
          <draw:text-box>
            <text:p><text:span text:style-name="T1">q2'</text:span></text:p>
          </draw:text-box>
        </draw:frame>
        <draw:line draw:style-name="gr6" draw:text-style-name="P1" draw:layer="layout" svg:x1="1.889cm" svg:y1="14.97cm" svg:x2="1.889cm" svg:y2="12.811cm">
          <text:p/>
        </draw:line>
        <draw:line draw:style-name="gr6" draw:text-style-name="P1" draw:layer="layout" svg:x1="1.889cm" svg:y1="14.997cm" svg:x2="3.921cm" svg:y2="14.997cm">
          <text:p/>
        </draw:line>
        <draw:frame draw:style-name="gr7" draw:text-style-name="P4" draw:layer="layout" svg:width="0.82cm" svg:height="1.106cm" svg:x="3.99cm" svg:y="14.626cm">
          <draw:text-box>
            <text:p text:style-name="P3"><text:span text:style-name="T2">x</text:span></text:p>
          </draw:text-box>
        </draw:frame>
        <draw:frame draw:style-name="gr7" draw:text-style-name="P4" draw:layer="layout" svg:width="0.82cm" svg:height="1.106cm" svg:x="1.49cm" svg:y="12.026cm">
          <draw:text-box>
            <text:p text:style-name="P3"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05cm" fo:page-height="17.7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Karsten </meta:initial-creator>
    <meta:creation-date>2014-02-22T23:46:14</meta:creation-date>
    <dc:date>2014-02-23T00:38:30</dc:date>
    <dc:creator>Karsten </dc:creator>
    <meta:editing-duration>PT6M55S</meta:editing-duration>
    <meta:editing-cycles>2</meta:editing-cycles>
    <meta:generator>LibreOffice/3.6$Linux_x86 LibreOffice_project/360m1$Build-2</meta:generator>
    <meta:document-statistic meta:object-count="23"/>
  </office:meta>
</office:document-meta>
</file>